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202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168" calcext:value-type="float">
            <text:p>210.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202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64" calcext:value-type="float">
            <text:p>207.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202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64" calcext:value-type="float">
            <text:p>207.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2020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832" calcext:value-type="float">
            <text:p>208.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201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784" calcext:value-type="float">
            <text:p>208.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2018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744" calcext:value-type="float">
            <text:p>214.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2012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7336" calcext:value-type="float">
            <text:p>230.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2009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752" calcext:value-type="float">
            <text:p>220.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200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7232" calcext:value-type="float">
            <text:p>223.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200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32" calcext:value-type="float">
            <text:p>217.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200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7232" calcext:value-type="float">
            <text:p>223.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200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656" calcext:value-type="float">
            <text:p>220.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2000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3808" calcext:value-type="float">
            <text:p>227.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1998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272" calcext:value-type="float">
            <text:p>217.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1997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216" calcext:value-type="float">
            <text:p>210.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1996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16" calcext:value-type="float">
            <text:p>204.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199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68" calcext:value-type="float">
            <text:p>201.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199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92" calcext:value-type="float">
            <text:p>202.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199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464" calcext:value-type="float">
            <text:p>218.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199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424" calcext:value-type="float">
            <text:p>224.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199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52" calcext:value-type="float">
            <text:p>225.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199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5624" calcext:value-type="float">
            <text:p>232.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198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9048" calcext:value-type="float">
            <text:p>228.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198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8944" calcext:value-type="float">
            <text:p>221.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1987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0864" calcext:value-type="float">
            <text:p>234.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1986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6" calcext:value-type="float">
            <text:p>228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1984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936" calcext:value-type="float">
            <text:p>215.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1984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176" calcext:value-type="float">
            <text:p>217.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198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464" calcext:value-type="float">
            <text:p>218.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1984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7232" calcext:value-type="float">
            <text:p>223.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197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04" calcext:value-type="float">
            <text:p>184.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1963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64" calcext:value-type="float">
            <text:p>131.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1960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9702</text:p>
          </table:table-cell>
          <table:table-cell office:value-type="string" calcext:value-type="string">
            <text:p>1947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6" meta:object-count="0"/>
    <meta:user-defined meta:name="AppVersion">3.0</meta:user-defined>
  </office:meta>
</office:document-meta>
</file>